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2.889cm"/>
      <style:paragraph-properties style:writing-mode="lr-tb"/>
      <style:text-properties fo:font-size="20pt" style:font-size-asian="20pt" style:font-size-complex="20pt"/>
    </style:style>
    <style:style style:name="gr3" style:family="graphic">
      <style:graphic-properties draw:stroke="none" svg:stroke-color="#000000" draw:fill="none" draw:fill-color="#ffffff" fo:min-height="3.03cm"/>
      <style:paragraph-properties style:writing-mode="lr-tb"/>
      <style:text-properties fo:font-size="20pt" style:font-size-asian="20pt" style:font-size-complex="20pt"/>
    </style:style>
    <style:style style:name="gr4" style:family="graphic">
      <style:graphic-properties draw:stroke="none" svg:stroke-color="#000000" draw:fill="none" draw:fill-color="#ffffff" fo:min-height="2.777cm"/>
      <style:paragraph-properties style:writing-mode="lr-tb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26cm" svg:height="8.993cm" svg:x="14.168cm" svg:y="22.198cm">
            <draw:object draw:notify-on-update-of-ranges="Hoja1.A14:Hoja1.A23 Hoja1.E13:Hoja1.E13 Hoja1.E14:Hoja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9.478cm" svg:height="12.934cm" svg:x="14.178cm" svg:y="9.342cm">
            <draw:object draw:notify-on-update-of-ranges="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Marco de texto 1" draw:style-name="gr2" draw:text-style-name="P2" svg:width="7.868cm" svg:height="2.889cm" svg:x="25.844cm" svg:y="17.888cm">
            <draw:text-box>
              <text:p><text:span text:style-name="T1">Platteau</text:span></text:p>
            </draw:text-box>
          </draw:frame>
          <draw:frame draw:z-index="3" draw:name="Marco de texto 2" draw:style-name="gr3" draw:text-style-name="P2" svg:width="5.091cm" svg:height="3.03cm" svg:x="31.141cm" svg:y="15.56cm">
            <draw:text-box>
              <text:p><text:span text:style-name="T1">Delta</text:span></text:p>
            </draw:text-box>
          </draw:frame>
          <draw:frame draw:z-index="4" draw:name="Marco de texto 3" draw:style-name="gr4" draw:text-style-name="P2" svg:width="2.63cm" svg:height="2.777cm" svg:x="35.394cm" svg:y="15.164cm">
            <draw:text-box>
              <text:p><text:span text:style-name="T1">Gamma</text:span></text:p>
            </draw:text-box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/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  <table:table-cell office:value-type="string" calcext:value-type="string">
            <text:p>½ Abril</text:p>
          </table:table-cell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8"/>
          <table:table-cell table:style-name="ce6"/>
          <table:table-cell table:style-name="ce5" table:number-columns-repeated="15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7"/>
          <table:table-cell table:style-name="ce6" table:number-columns-repeated="2"/>
          <table:table-cell table:style-name="ce5"/>
          <table:table-cell table:number-columns-repeated="6" table:style-name="ce5" office:value-type="float" office:value="8" calcext:value-type="float">
            <text:p>8</text:p>
          </table:table-cell>
          <table:table-cell table:style-name="ce5" table:number-columns-repeated="8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6"/>
          <table:table-cell table:style-name="ce6" table:number-columns-repeated="2"/>
          <table:table-cell table:style-name="ce5" table:number-columns-repeated="9"/>
          <table:table-cell table:style-name="ce6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6" table:number-columns-repeated="6"/>
          <table:table-cell table:style-name="ce5" table:number-columns-repeated="9"/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5" table:number-columns-repeated="4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 table:number-columns-repeated="2"/>
          <table:table-cell table:style-name="ce5"/>
          <table:table-cell table:style-name="ce6"/>
          <table:table-cell table:style-name="ce5" table:number-columns-repeated="4"/>
          <table:table-cell table:style-name="ce6" table:number-columns-repeated="4"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5" table:number-columns-repeated="2"/>
          <table:table-cell table:style-name="ce6" table:number-columns-repeated="3"/>
          <table:table-cell table:style-name="ce5"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table:number-columns-repeated="9"/>
          <table:table-cell table:style-name="ce6"/>
          <table:table-cell table:style-name="ce5" table:number-columns-repeated="2"/>
          <table:table-cell table:style-name="ce6" table:number-columns-repeated="2"/>
          <table:table-cell table:style-name="ce5" table:number-columns-repeated="9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6"/>
          <table:table-cell table:style-name="ce5" table:number-columns-repeated="13"/>
          <table:table-cell table:style-name="ce6" table:number-columns-repeated="2"/>
          <table:table-cell table:style-name="ce5" table:number-columns-repeated="4"/>
          <table:table-cell table:style-name="ce6" table:number-columns-repeated="2"/>
          <table:table-cell table:style-name="ce5" office:value-type="float" office:value="3" calcext:value-type="float">
            <text:p>3</text:p>
          </table:table-cell>
          <table:table-cell table:style-name="ce5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4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4"/>
        </table:table-row>
        <table:table-row table:style-name="ro3">
          <table:table-cell office:value-type="string" calcext:value-type="string">
            <text:p>Nivel 0</text:p>
            <text:p>(Cese de actividades)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table:number-columns-repeated="3"/>
          <table:table-cell table:style-name="ce6"/>
          <table:table-cell table:style-name="ce5" table:number-columns-repeated="5"/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 table:number-columns-repeated="25"/>
        </table:table-row>
        <table:table-row table:style-name="ro2">
          <table:table-cell table:number-columns-repeated="4"/>
          <table:table-cell office:value-type="string" calcext:value-type="string">
            <text:p>Cantidad de</text:p>
            <text:p>Quincena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 table:number-rows-repeated="18">
          <table:table-cell table:number-columns-repeated="25"/>
        </table:table-row>
        <table:table-row table:style-name="ro1">
          <table:table-cell table:number-columns-repeated="18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3:38:40.8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02:47:49.597784306</meta:creation-date>
    <dc:date>2022-07-25T13:52:32.925000000</dc:date>
    <meta:editing-duration>PT1H5M49S</meta:editing-duration>
    <meta:editing-cycles>12</meta:editing-cycles>
    <meta:generator>LibreOffice/7.3.3.2$Windows_X86_64 LibreOffice_project/d1d0ea68f081ee2800a922cac8f79445e4603348</meta:generator>
    <meta:document-statistic meta:table-count="1" meta:cell-count="75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479cm" svg:height="12.935cm" xlink:href=".." xlink:type="simple" chart:class="chart:area" chart:style-name="ch1">
        <chart:title svg:x="12.261cm" svg:y="0.394cm" chart:style-name="ch2">
          <text:p>Esquema Anual 2022 v2</text:p>
        </chart:title>
        <chart:subtitle svg:x="8.438cm" svg:y="1.431cm" chart:style-name="ch3">
          <text:p>Un esquema sencillo de como va a ser la intensidad horaria de este año.</text:p>
        </chart:subtitle>
        <chart:legend chart:legend-position="end" svg:x="24.147cm" svg:y="1.942cm" style:legend-expansion="high" chart:style-name="ch4"/>
        <chart:plot-area chart:style-name="ch5" table:cell-range-address="Hoja1.A1:Hoja1.Y11" chart:data-source-has-labels="both" svg:x="1.6cm" svg:y="2.372cm" svg:width="21.958cm" svg:height="9.324cm">
          <chart:coordinate-region svg:x="2.696cm" svg:y="2.571cm" svg:width="20.721cm" svg:height="6.949cm"/>
          <chart:axis chart:dimension="x" chart:name="primary-x" chart:style-name="ch6" chartooo:axis-type="auto">
            <chartooo:date-scale/>
            <chart:title svg:x="11.741cm" svg:y="11.954cm" chart:style-name="ch7">
              <text:p>Quincenas</text:p>
            </chart:title>
            <chart:categories table:cell-range-address="Hoja1.B1:Hoja1.Y1"/>
          </chart:axis>
          <chart:axis chart:dimension="y" chart:name="primary-y" chart:style-name="ch6">
            <chart:title svg:x="0.451cm" svg:y="7.634cm" chart:style-name="ch8">
              <text:p>Niveles</text:p>
            </chart:title>
            <chart:grid chart:style-name="ch9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½ Marzo</text:p>
                <draw:g>
                  <svg:desc>Hoja1.B1:Hoja1.Y1</svg:desc>
                </draw:g>
              </table:table-cell>
              <table:table-cell office:value-type="string">
                <text:p>2/2 Marzo</text:p>
              </table:table-cell>
              <table:table-cell office:value-type="string">
                <text:p>½ Abril</text:p>
              </table:table-cell>
              <table:table-cell office:value-type="string">
                <text:p>2/2 Abril</text:p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Y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Y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0">
                <text:p>0</text:p>
                <draw:g>
                  <svg:desc>Hoja1.B11:Hoja1.Y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7cm" svg:height="8.994cm" xlink:href=".." xlink:type="simple" chart:class="chart:circle" chart:style-name="ch1">
        <chart:title svg:x="4.768cm" svg:y="0.315cm" chart:style-name="ch2">
          <text:p>Cantidad de quincenas por nivel</text:p>
        </chart:title>
        <chart:subtitle svg:x="1.712cm" svg:y="1.273cm" chart:style-name="ch3">
          <text:p>Un esquema sencillo de como va a ser la intensidad horaria de este año.</text:p>
        </chart:subtitle>
        <chart:legend chart:legend-position="end" svg:x="7.187cm" svg:y="2.209cm" style:legend-expansion="high" chart:style-name="ch4"/>
        <chart:plot-area chart:style-name="ch5" table:cell-range-address="Hoja1.A14:Hoja1.A23 Hoja1.E13:Hoja1.E23" chart:data-source-has-labels="both" svg:x="0.32cm" svg:y="2.135cm" svg:width="6.547cm" svg:height="6.6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2cm" svg:y="3.51cm" svg:width="6.546cm" svg:height="3.92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E14:Hoja1.E23" chart:label-cell-address="Hoja1.E13:Hoja1.E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  <draw:g>
                  <svg:desc>Hoja1.E13:Hoja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14:Hoja1.A23</svg:desc>
                </draw:g>
              </table:table-cell>
              <table:table-cell office:value-type="float" office:value="NaN">
                <text:p>NaN</text:p>
                <draw:g>
                  <svg:desc>Hoja1.E14:Hoja1.E23</svg:desc>
                </draw:g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